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D000003207D9D6A49D47009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SimSun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4.356cm" presentation:class="title" presentation:user-transformed="true">
          <draw:text-box>
            <text:p>magnon reading 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Xiv:2103.14483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2021/03/26</text:p>
              </text:list-item>
              <text:list-item>
                <text:p>Magnon是有手征性的准粒子</text:p>
              </text:list-item>
              <text:list-item>
                <text:p>铁磁体（FM）中的magnon只有右手征性</text:p>
              </text:list-item>
              <text:list-item>
                <text:p>反铁磁体中(AFM)的magnon有左和右手征性，但其动力学过于复杂、磁激发为THz级宽带，所以目前很少研究</text:p>
              </text:list-item>
              <text:list-item>
                <text:p>亚铁磁具有FM和AFM的特性，在GHz频率范围存在手征现象</text:p>
              </text:list-item>
              <text:list-item>
                <text:p>Py/Gd/Py/Gd/Py/Pt多层亚铁磁结构中可以产生手征性的自旋pump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4" draw:layer="layout" svg:width="19.664cm" svg:height="13.885cm" svg:x="3.831cm" svg:y="1.27cm">
          <draw:image xlink:href="Pictures/100000000000046D000003207D9D6A49D47009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Xiv:2103.06870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1">Nernst Effect: </text:span><text:span text:style-name="T1">是热电或热磁效应，指可以导电的材料放置在相互垂直的磁场和温度梯度场中时，会诱导产生与两个场都</text:span>垂直的电场。</text:p>
              </text:list-item>
              <text:list-item>
                <text:p text:style-name="P5">Magnon spin Nernst effect是反铁磁体中一个内禀效应。</text:p>
              </text:list-item>
              <text:list-item>
                <text:p text:style-name="P5">扩散过程对块体内的自旋转化为边界的自旋积累、自旋注入率十分重要（实验上的探测器）。</text:p>
              </text:list-item>
              <text:list-item>
                <text:p text:style-name="P5">FM中magnon只有一个自旋极化方向（由磁化方向决定），AFM中的magnon有up和down两个方向（如同电子）。可用于信息编码。</text:p>
              </text:list-item>
              <text:list-item>
                <text:p text:style-name="P5"><text:span text:style-name="T1">反铁磁中的自旋</text:span><text:span text:style-name="T1">Hall</text:span><text:span text:style-name="T1">效应对应是磁振子自旋</text:span><text:span text:style-name="T1">Nernst</text:span><text:span text:style-name="T1">效应</text:span><text:span text:style-name="T1">(SNE)</text:span></text:p>
              </text:list-item>
              <text:list-item>
                <text:p text:style-name="P5"><text:span text:style-name="T1">结论：以实际边界条件，得到了二维</text:span><text:span text:style-name="T1">AFM</text:span><text:span text:style-name="T1">绝缘中的</text:span><text:span text:style-name="T1">magnon SNE</text:span><text:span text:style-name="T1">的扩散理论公式。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Xiv:2102.13481 </text:p>
          </draw:text-box>
        </draw:frame>
        <draw:frame presentation:style-name="pr3" draw:layer="layout" svg:width="25.199cm" svg:height="9.134cm" svg:x="1.5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SimSun" style:font-family-asian="NSimSun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6T09:23:44.601396629</meta:creation-date>
    <dc:date>2021-03-30T10:37:45.272550428</dc:date>
    <meta:editing-duration>PT7H8M47S</meta:editing-duration>
    <meta:editing-cycles>60</meta:editing-cycles>
    <meta:generator>LibreOffice/7.0.5.2$Linux_X86_64 LibreOffice_project/00$Build-2</meta:generator>
    <meta:document-statistic meta:object-count="39"/>
  </office:meta>
</office:document-meta>
</file>